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5b25" officeooo:paragraph-rsid="00155b25"/>
    </style:style>
    <style:style style:name="P2" style:family="paragraph" style:parent-style-name="Standard" style:list-style-name="L1">
      <style:text-properties officeooo:rsid="00155b25" officeooo:paragraph-rsid="00155b25"/>
    </style:style>
    <style:style style:name="P3" style:family="paragraph" style:parent-style-name="Standard" style:list-style-name="L1">
      <style:text-properties officeooo:paragraph-rsid="00155b25"/>
    </style:style>
    <style:style style:name="P4" style:family="paragraph" style:parent-style-name="Standard" style:list-style-name="L1">
      <style:text-properties officeooo:rsid="00173e14" officeooo:paragraph-rsid="00173e14"/>
    </style:style>
    <style:style style:name="T1" style:family="text">
      <style:text-properties officeooo:rsid="00155b25"/>
    </style:style>
    <style:style style:name="T2" style:family="text">
      <style:text-properties officeooo:rsid="0017da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isis among the Galatians</text:h>
      <text:list xml:id="list5902954982371154330" text:style-name="L1">
        <text:list-item>
          <text:p text:style-name="P3"><text:span text:style-name="T1">When written?</text:span></text:p>
          <text:list>
            <text:list-item>
              <text:p text:style-name="P3">? <text:span text:style-name="T1">on eof his earliest</text:span></text:p>
            </text:list-item>
            <text:list-item>
              <text:p text:style-name="P2">? same time as Corinthians, not long before Romans, while he was collecting for Jerusalem</text:p>
            </text:list-item>
          </text:list>
        </text:list-item>
        <text:list-item>
          <text:p text:style-name="P2">Recipients (related to date)</text:p>
          <text:list>
            <text:list-item>
              <text:p text:style-name="P2">? the tribe</text:p>
              <text:list>
                <text:list-item>
                  <text:p text:style-name="P2">cities inc. Tavium &amp; Ancyra</text:p>
                </text:list-item>
                <text:list-item>
                  <text:p text:style-name="P2">"North Galatian Theory</text:p>
                </text:list-item>
              </text:list>
            </text:list-item>
            <text:list-item>
              <text:p text:style-name="P2">? Roman province of Galatia</text:p>
              <text:list>
                <text:list-item>
                  <text:p text:style-name="P2">could thus be in cities mentioned in Act 13-14</text:p>
                  <text:list>
                    <text:list-item>
                      <text:p text:style-name="P2">Pisian, Antioch, Iconium, Lystra, Derbe</text:p>
                    </text:list-item>
                  </text:list>
                </text:list-item>
                <text:list-item>
                  <text:p text:style-name="P2">"South Galatian Theory"</text:p>
                </text:list-item>
              </text:list>
            </text:list-item>
          </text:list>
        </text:list-item>
        <text:list-item>
          <text:p text:style-name="P2">Circular letter addressed to a numer of churches</text:p>
          <text:list>
            <text:list-item>
              <text:p text:style-name="P2">founded by Paul</text:p>
            </text:list-item>
          </text:list>
        </text:list-item>
        <text:list-item>
          <text:p text:style-name="P2">Impoprtant in discussing paulin echronology</text:p>
        </text:list-item>
        <text:list-item>
          <text:p text:style-name="P2">Important in Christian thological history</text:p>
        </text:list-item>
        <text:list-item>
          <text:p text:style-name="P2">? Situa<text:span text:style-name="T2">t</text:span>ion which provoked letter ?</text:p>
        </text:list-item>
        <text:list-item>
          <text:p text:style-name="P2">Thanksgiving missing</text:p>
          <text:list>
            <text:list-item>
              <text:p text:style-name="P2">Rebuke instead</text:p>
            </text:list-item>
          </text:list>
        </text:list-item>
        <text:list-item>
          <text:p text:style-name="P2">Heart of problem:</text:p>
          <text:list>
            <text:list-item>
              <text:p text:style-name="P2">Gentile converts told they can;t be full members of chiurch without adopting Jewish practices</text:p>
              <text:list>
                <text:list-item>
                  <text:p text:style-name="P2">circumcision</text:p>
                </text:list-item>
              </text:list>
            </text:list-item>
            <text:list-item>
              <text:p text:style-name="P2">Contradicts basic gospel:</text:p>
              <text:list>
                <text:list-item>
                  <text:p text:style-name="P2">in Christ all stand equal before God</text:p>
                </text:list-item>
              </text:list>
            </text:list-item>
          </text:list>
        </text:list-item>
        <text:list-item>
          <text:p text:style-name="P2">Raises a Q. Which is still fundamental:</text:p>
          <text:list>
            <text:list-item>
              <text:p text:style-name="P2">on what grounds do we decide Christ's will?</text:p>
              <text:list>
                <text:list-item>
                  <text:p text:style-name="P2">What are the sources of authority?</text:p>
                </text:list-item>
              </text:list>
            </text:list-item>
          </text:list>
        </text:list-item>
        <text:list-item>
          <text:p text:style-name="P4">Opponents on the high ground?</text:p>
          <text:list>
            <text:list-item>
              <text:p text:style-name="P4">Scripture</text:p>
            </text:list-item>
            <text:list-item>
              <text:p text:style-name="P4">tradition (Jesus dod not speak against it)</text:p>
            </text:list-item>
            <text:list-item>
              <text:p text:style-name="P4">? Apostles in Jerusalem against Paul</text:p>
            </text:list-item>
          </text:list>
        </text:list-item>
        <text:list-item>
          <text:p text:style-name="P4">Paul confronts the charge that he is an innovator</text:p>
          <text:list>
            <text:list-item>
              <text:p text:style-name="P4">promoting novel teaching against divide rev. &amp; community practice</text:p>
            </text:list-item>
          </text:list>
        </text:list-item>
        <text:list-item>
          <text:p text:style-name="P4">Confronts criticisms point by point</text:p>
          <text:list>
            <text:list-item>
              <text:p text:style-name="P4">his teaching is divine revelation on Road to D.</text:p>
            </text:list-item>
            <text:list-item>
              <text:p text:style-name="P4">Distances himself from Jerusalm apostles</text:p>
              <text:list>
                <text:list-item>
                  <text:p text:style-name="P4">but says they accept his mission</text:p>
                </text:list-item>
              </text:list>
            </text:list-item>
            <text:list-item>
              <text:p text:style-name="P4">Re-reaing ofAbraham story to support his posn.</text:p>
            </text:list-item>
            <text:list-item>
              <text:p text:style-name="P4">Appeals to Galatians' experience of the Spirit</text:p>
              <text:list>
                <text:list-item>
                  <text:p text:style-name="P4">without being circumcised</text:p>
                </text:list-item>
              </text:list>
            </text:list-item>
          </text:list>
        </text:list-item>
        <text:list-item>
          <text:p text:style-name="P4">What place shoudl polemics play in religeous debate?</text:p>
          <text:list>
            <text:list-item>
              <text:p text:style-name="P4">Intemperate language, caricatures, crude pun</text:p>
            </text:list-item>
            <text:list-item>
              <text:p text:style-name="P4">Darker aspect of NT </text:p>
              <text:list>
                <text:list-item>
                  <text:p text:style-name="P4">Human element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57M36S</meta:editing-duration>
    <meta:editing-cycles>4</meta:editing-cycles>
    <meta:generator>LibreOffice/4.4.7.2$Windows_x86 LibreOffice_project/f3153a8b245191196a4b6b9abd1d0da16eead600</meta:generator>
    <dc:date>2016-01-28T09:49:18.058000000</dc:date>
    <meta:document-statistic meta:table-count="0" meta:image-count="0" meta:object-count="0" meta:page-count="1" meta:paragraph-count="44" meta:word-count="284" meta:character-count="1560" meta:non-whitespace-character-count="1362"/>
    <meta:user-defined meta:name="Info 1"/>
    <meta:user-defined meta:name="Info 2"/>
    <meta:user-defined meta:name="Info 3"/>
    <meta:user-defined meta:name="Info 4"/>
  </office:meta>
</office:document-meta>
</file>